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6"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20b347" officeooo:paragraph-rsid="0020b347"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27c435" officeooo:paragraph-rsid="0027c435" style:font-weight-asian="normal" style:font-weight-complex="normal"/>
    </style:style>
    <style:style style:name="P20" style:family="paragraph" style:parent-style-name="Text_20_body">
      <style:paragraph-properties fo:text-align="justify" style:justify-single-word="false"/>
      <style:text-properties fo:language="en" fo:country="US" fo:font-weight="normal" officeooo:rsid="00283d15" officeooo:paragraph-rsid="00283d15" style:font-weight-asian="normal" style:font-weight-complex="normal"/>
    </style:style>
    <style:style style:name="P21" style:family="paragraph" style:parent-style-name="Text_20_body">
      <style:text-properties officeooo:paragraph-rsid="00037a3f"/>
    </style:style>
    <style:style style:name="P22" style:family="paragraph" style:parent-style-name="Text_20_body">
      <style:text-properties fo:font-weight="bold" officeooo:rsid="0003c90c" officeooo:paragraph-rsid="0003c90c" style:font-weight-asian="bold" style:font-weight-complex="bold"/>
    </style:style>
    <style:style style:name="P23" style:family="paragraph" style:parent-style-name="Text_20_body">
      <style:paragraph-properties fo:text-align="justify" style:justify-single-word="false"/>
      <style:text-properties fo:language="en" fo:country="US" fo:font-weight="normal" officeooo:rsid="0029acce" officeooo:paragraph-rsid="0029acce" style:font-weight-asian="normal" style:font-weight-complex="normal"/>
    </style:style>
    <style:style style:name="P24" style:family="paragraph" style:parent-style-name="Text_20_body">
      <style:paragraph-properties fo:text-align="justify" style:justify-single-word="false"/>
      <style:text-properties fo:language="en" fo:country="US" fo:font-weight="normal" officeooo:rsid="002e4cad" officeooo:paragraph-rsid="002e4cad" style:font-weight-asian="normal" style:font-weight-complex="normal"/>
    </style:style>
    <style:style style:name="P25"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italic" officeooo:rsid="002b6ce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e0b97" style:font-style-asian="normal" style:font-style-complex="normal"/>
    </style:style>
    <style:style style:name="T13" style:family="text">
      <style:text-properties fo:font-style="normal" officeooo:rsid="000e1fea" style:font-style-asian="normal" style:font-style-complex="normal"/>
    </style:style>
    <style:style style:name="T14" style:family="text">
      <style:text-properties fo:font-style="normal" officeooo:rsid="000f2004" style:font-style-asian="normal" style:font-style-complex="normal"/>
    </style:style>
    <style:style style:name="T15" style:family="text">
      <style:text-properties fo:font-style="normal" officeooo:rsid="00100329" style:font-style-asian="normal" style:font-style-complex="normal"/>
    </style:style>
    <style:style style:name="T16" style:family="text">
      <style:text-properties fo:font-style="normal" officeooo:rsid="00110941" style:font-style-asian="normal" style:font-style-complex="normal"/>
    </style:style>
    <style:style style:name="T17" style:family="text">
      <style:text-properties fo:font-style="normal" officeooo:rsid="0011fd56" style:font-style-asian="normal" style:font-style-complex="normal"/>
    </style:style>
    <style:style style:name="T18" style:family="text">
      <style:text-properties fo:font-style="normal" officeooo:rsid="001429d0" style:font-style-asian="normal" style:font-style-complex="normal"/>
    </style:style>
    <style:style style:name="T19" style:family="text">
      <style:text-properties fo:font-style="normal" officeooo:rsid="0014c6fe" style:font-style-asian="normal" style:font-style-complex="normal"/>
    </style:style>
    <style:style style:name="T20" style:family="text">
      <style:text-properties fo:font-style="normal" officeooo:rsid="002b6cec" style:font-style-asian="normal" style:font-style-complex="normal"/>
    </style:style>
    <style:style style:name="T21" style:family="text">
      <style:text-properties fo:font-style="normal" officeooo:rsid="002e4cad" style:font-style-asian="normal" style:font-style-complex="normal"/>
    </style:style>
    <style:style style:name="T22" style:family="text">
      <style:text-properties fo:font-style="normal" officeooo:rsid="002e5964" style:font-style-asian="normal" style:font-style-complex="normal"/>
    </style:style>
    <style:style style:name="T23" style:family="text">
      <style:text-properties fo:font-style="normal" officeooo:rsid="002f3def" style:font-style-asian="normal" style:font-style-complex="normal"/>
    </style:style>
    <style:style style:name="T24" style:family="text">
      <style:text-properties fo:font-style="normal" style:text-underline-style="none" officeooo:rsid="002e4cad" style:font-style-asian="normal" style:font-style-complex="normal"/>
    </style:style>
    <style:style style:name="T25" style:family="text">
      <style:text-properties officeooo:rsid="0016be60"/>
    </style:style>
    <style:style style:name="T26" style:family="text">
      <style:text-properties officeooo:rsid="0017e915"/>
    </style:style>
    <style:style style:name="T27" style:family="text">
      <style:text-properties officeooo:rsid="001a53d7"/>
    </style:style>
    <style:style style:name="T28" style:family="text">
      <style:text-properties officeooo:rsid="001ccbc6"/>
    </style:style>
    <style:style style:name="T29" style:family="text">
      <style:text-properties officeooo:rsid="001fa355"/>
    </style:style>
    <style:style style:name="T30" style:family="text">
      <style:text-properties officeooo:rsid="0021d936"/>
    </style:style>
    <style:style style:name="T31" style:family="text">
      <style:text-properties officeooo:rsid="00283d15"/>
    </style:style>
    <style:style style:name="T32" style:family="text">
      <style:text-properties officeooo:rsid="0029acce"/>
    </style:style>
    <style:style style:name="T33" style:family="text">
      <style:text-properties officeooo:rsid="002b6c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5" text:outline-level="2">CHAPTER <text:span text:style-name="T1">1</text:span></text:h>
      <text:p text:style-name="P21"/>
      <text:p text:style-name="P22"><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2"> of his Body, and the </text:span><text:span text:style-name="T9">Work</text:span><text:span text:style-name="T12"> of his Hands, we may say, are properly his. Whatsoever then he removes out of the State that Nature hath provided, and left it in, he hath mixed his </text:span><text:span text:style-name="T9">Labour</text:span><text:span text:style-name="T12">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2">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1">Natural rights arguments bridge the tension that is inherent in a patent system between capitalism's </text:span><text:soft-page-break/><text:span text:style-name="T11">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3">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3"><text:note text:id="ftn5" text:note-class="footnote"><text:note-citation>5</text:note-citation><text:note-body><text:p text:style-name="Footnote"/></text:note-body></text:note></text:span></text:p>
      <text:p text:style-name="P9"><text:span text:style-name="T11">But natural rights association of intellectual and physical property </text:span><text:span text:style-name="T14">is problematic. First, physical property is inherently </text:span><text:span text:style-name="T15">a zero-sumgame while knowledge is no. An owner of an ax loses his ability to user it when it is stolen. An inventor, however, can use his invention even when others duplicate it. The impact of technology piracy on the inventor is the loss </text:span><text:span text:style-name="T16">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1">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7">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7">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7"><text:note text:id="ftn6" text:note-class="footnote"><text:note-citation>6</text:note-citation><text:note-body><text:p text:style-name="Footnote"/></text:note-body></text:note></text:span></text:p>
      <text:p text:style-name="P11"><text:span text:style-name="T17">S</text:span><text:span text:style-name="T11">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8">Success depended on the ability </text:span><text:span text:style-name="T19">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9"><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25">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6">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4">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5">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1">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1"><text:note text:id="ftn10" text:note-class="footnote"><text:note-citation>10</text:note-citation><text:note-body><text:p text:style-name="Footnote"/></text:note-body></text:note></text:span></text:p>
      <text:p text:style-name="P15">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7">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7"><text:note text:id="ftn11" text:note-class="footnote"><text:note-citation>11</text:note-citation><text:note-body><text:p text:style-name="Footnote"/></text:note-body></text:note></text:span></text:p>
      <text:p text:style-name="P16">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8">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8"><text:note text:id="ftn12" text:note-class="footnote"><text:note-citation>12</text:note-citation><text:note-body><text:p text:style-name="Footnote"/></text:note-body></text:note></text:span></text:p>
      <text:p text:style-name="P17">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9">in the eighteenth century. The wave of innovations enabled English manufacturers to meet the growing demand for English finished goods around the world and even the loss of the North American colonies in the 1770s did not </text:span><text:soft-page-break/><text:span text:style-name="T29">affect Britain's industrial dominance.</text:span><text:span text:style-name="T29"><text:note text:id="ftn13" text:note-class="footnote"><text:note-citation>13</text:note-citation><text:note-body><text:p text:style-name="Footnote"/></text:note-body></text:note></text:span></text:p>
      <text:p text:style-name="P18">Rivals looked upon the rise of English <text:span text:style-name="T30">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span><text:span text:style-name="T30"><text:note text:id="ftn14" text:note-class="footnote"><text:note-citation>14</text:note-citation><text:note-body><text:p text:style-name="Footnote"/></text:note-body></text:note></text:span></text:p>
      <text:p text:style-name="P19">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19">Paradoxically, the battery of regulations against the export of machinery and migration of skilled workers stimulated rather than suppressed efforts to recruit artisans and get hold of protected machinery. Industrial espionage and technology piracy were common practice for practi<text:span text:style-name="T31">c</text:span>ally every European Country with any ambitions to industrialize. The tsarist government heavily sponsored <text:span text:style-name="T31">the </text:span><text:soft-page-break/><text:span text:style-name="T31">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revolutionary and Napoleonic periods.</text:span><text:span text:style-name="T31"><text:note text:id="ftn16" text:note-class="footnote"><text:note-citation>16</text:note-citation><text:note-body><text:p text:style-name="Footnote"/></text:note-body></text:note></text:span></text:p>
      <text:p text:style-name="P20">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text:span text:style-name="T32">barriers against the outflow of <text:s/>technology. As continental observers marveled at the British innovations</text:span>, British firms continued to seek vario<text:span text:style-name="T32">u</text:span>s conti<text:span text:style-name="T32">n</text:span>ental industrial techn<text:span text:style-name="T32">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span><text:span text:style-name="T32"><text:note text:id="ftn17" text:note-class="footnote"><text:note-citation>17</text:note-citation><text:note-body><text:p text:style-name="Footnote"/></text:note-body></text:note></text:span></text:p>
      <text:p text:style-name="P23">Industrial espionage by states and individuals only partly accounts for the failure of states to confine the fruits of innovations to their national borders. <text:span text:style-name="T33">As early as 1699 the great German mathematician and philosopher, Gottfried Wilhelm Leibniz, argued in his </text:span><text:span text:style-name="T10">Memorandum on the founding of a Learned Society in Germany </text:span><text:span text:style-name="T24">that</text:span><text:span text:style-name="T20"> the growth of E</text:span><text:span text:style-name="T21">uropean scientific enterprise depended on free communication among scientists of different nations. Growing communication among academics, scientists, and intellectuals further undermined official efforts to control the diffusion of knowledge. Modern distinctions between theoretical knowledge and practical applications do not apply to the eighteenth century. Men of science often dabbled in inventions. The advance in scientific knowledge taught men of letters all over Europe why certain innovations worked. Technological breakthroughs and scientific </text:span><text:soft-page-break/><text:span text:style-name="T21">discoveries were reported in the same journals, making them widely accessible and allowing innovators to build on the discoveries of colleagues all over the continent. Measurements and calculations that underlay the Scientific Revolution of the seventeenth century had frequently an immediate practical application. The popularization of the scientific enterprise in the eighteenth century coincided with increased specialization in production and accelerated the links between utility and science.</text:span><text:span text:style-name="T21"><text:note text:id="ftn0" text:note-class="footnote"><text:note-citation>18</text:note-citation><text:note-body><text:p text:style-name="Footnote"/></text:note-body></text:note></text:span></text:p>
      <text:p text:style-name="P24"><text:span text:style-name="T21">I</text:span><text:span text:style-name="T11">n this highly competitive atmosphere, governments, not to be outdone by rivals, </text:span><text:span text:style-name="T22">invested in the development of scientific and intellectual institutions. Many academies were founded in eighteenthcentury England, France, Germany, and Italy. The British government patronized the arts and sciences. In France alone more that a hundred academies were established from 1799 to 1776. Knowledge gained in these endeavors was not kept from rivals and competitors. On the contrary, most European academies published proceedings that were devoted to summarizing and popularizing advances in knowledge. Victory in this competitive culture involved advertising accomplishments—a practice that ran counter to efforts to keep knowledge exclusive to one nation. The London Royal Society of Arts displayed in its public gallery models that had been entered in its periodic contests for the bets solutions to particular technological problems. </text:span><text:span text:style-name="T23">The most important example of the internationalization of knowledge in the eighteenth century was the Encyclopedia. An impressive display of the state of knowledge around the middle of the eighteenth century, this collective accomplishment of the French Enlightenment included entries on arts and crafts, philosophy, politics, theology, and language. Articles displaying cross-references manifested the view that all knowledge is related and dependent on other knowledge. The state of war that characterized Anglo-French relations for much of the eighteenth the two nations. These wars, for the most part, took place in the colonies, and in contrast to the bloody seventeenth century, most European nations in the eighteenth century, with the exception of Prussia, were spared the horrors and devastation of wars from the end of the war of the French Revolution in 1792. Peace made restrictions on the diffusion of technology difficult to enforce.</text:span><text:span text:style-name="T23"><text:note text:id="ftn18" text:note-class="footnote"><text:note-citation>19</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9T08:51:08.813795705</dc:date>
    <dc:creator>Guillermo Lengemann</dc:creator>
    <meta:editing-duration>P5DT5H57M9S</meta:editing-duration>
    <meta:editing-cycles>23</meta:editing-cycles>
    <meta:generator>LibreOffice/4.3.0.4$Linux_X86_64 LibreOffice_project/62ad5818884a2fc2e5780dd45466868d41009ec0</meta:generator>
    <meta:document-statistic meta:table-count="0" meta:image-count="0" meta:object-count="0" meta:page-count="9" meta:paragraph-count="27" meta:word-count="4689" meta:character-count="31053" meta:non-whitespace-character-count="26390"/>
  </office:meta>
</office:document-meta>
</file>